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ableStatementCreatorImpl.createCallableStatement( Connection c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allableStatementCreatorFactory.newCallableStatementCreator( @ Nullable Map &lt; String , ? &gt;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Factory.newCallableStatementCreator( ParameterMapper inParam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Factory.getCal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Factory.addParameter( Sql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Impl.CallableStatementCreatorImpl( ParameterMapper inParam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Factory.setResultSetType( int resultS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Impl.CallableStatementCreatorImpl( Map &lt; String , ? &gt; in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Impl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StatementCreatorFactory.CallableStatementCreatorFactory( String call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ableStatementCreatorImpl.cleanup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lableStatementCreatorFactory.CallableStatementCreatorFactory( String callString , List &lt; SqlParameter &gt; declared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ableStatementCreatorFactory.setUpdatableResults( boolean updatable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